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ARRANTES NUREÑA, WILFREDO YSAA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BARRANTES NUREÑA, WILFREDO YSAAC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22463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8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0:36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